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none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 style:text-autospace="none"/>
      <style:text-properties fo:font-size="32pt"/>
    </style:style>
    <style:style style:name="P11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paragraph-properties style:text-autospace="none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644</text:span></text:p>
            <text:p text:style-name="P1"><text:span text:style-name="T2">“</text:span><text:span text:style-name="T2">The Church's One Foundatio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7.011cm" svg:x="1.524cm" svg:y="0.508cm">
          <draw:text-box>
            <text:p text:style-name="P4"><text:span text:style-name="T3">1. </text:span><text:span text:style-name="T4">The Church’s one foundation</text:span><text:span text:style-name="T4"><text:line-break/></text:span><text:span text:style-name="T4">Is Jesus Christ, her Lord;</text:span><text:span text:style-name="T4"><text:line-break/></text:span><text:span text:style-name="T4">She is His new creation</text:span><text:span text:style-name="T4"><text:line-break/></text:span><text:span text:style-name="T4">By water and the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4.638cm" svg:height="7.011cm" svg:x="1.575cm" svg:y="0.493cm">
          <draw:text-box>
            <text:p text:style-name="P6"><text:span text:style-name="T4">From heav’n He came and sought her</text:span><text:span text:style-name="T4"><text:line-break/></text:span><text:span text:style-name="T4">To be His holy bride;</text:span><text:span text:style-name="T4"><text:line-break/></text:span><text:span text:style-name="T4">With His own blood He bought her,</text:span><text:span text:style-name="T4"><text:line-break/></text:span><text:span text:style-name="T4">And for her life He d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9" draw:layer="layout" svg:width="25.146cm" svg:height="7.011cm" svg:x="1.4cm" svg:y="0.609cm">
          <draw:text-box>
            <text:p text:style-name="P8"><text:span text:style-name="T5">2. </text:span><text:span text:style-name="T6">Elect from ev’ry nation,</text:span><text:span text:style-name="T6"><text:line-break/></text:span><text:span text:style-name="T6">Yet one o’er all the earth;</text:span><text:span text:style-name="T6"><text:line-break/></text:span><text:span text:style-name="T6">Her charter of salvation:</text:span><text:span text:style-name="T6"><text:line-break/></text:span><text:span text:style-name="T6">One Lord, one faith, one bi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9" draw:layer="layout" svg:width="24.892cm" svg:height="7.011cm" svg:x="1.524cm" svg:y="0.508cm">
          <draw:text-box>
            <text:p text:style-name="P8"><text:span text:style-name="T6">One holy name she blesses,</text:span><text:span text:style-name="T6"><text:line-break/></text:span><text:span text:style-name="T6">Partakes one holy food,</text:span><text:span text:style-name="T6"><text:line-break/></text:span><text:span text:style-name="T6">And to one hope she presses</text:span><text:span text:style-name="T6"><text:line-break/></text:span><text:span text:style-name="T6">With ev’ry grace endu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9" draw:layer="layout" svg:width="24.638cm" svg:height="7.011cm" svg:x="1.778cm" svg:y="0.609cm">
          <draw:text-box>
            <text:p text:style-name="P8"><text:span text:style-name="T5">3. </text:span><text:span text:style-name="T6">Though with a scornful wonder</text:span><text:span text:style-name="T6"><text:line-break/></text:span><text:span text:style-name="T6">The world sees her oppressed,</text:span><text:span text:style-name="T6"><text:line-break/></text:span><text:span text:style-name="T6">By schisms rent asunder,</text:span><text:span text:style-name="T6"><text:line-break/></text:span><text:span text:style-name="T6">By heresies distress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11" draw:layer="layout" svg:width="24.384cm" svg:height="7.011cm" svg:x="1.734cm" svg:y="0.481cm">
          <draw:text-box>
            <text:p text:style-name="P10"><text:span text:style-name="T6">Yet saints their watch are keeping;</text:span><text:span text:style-name="T6"><text:line-break/></text:span><text:span text:style-name="T6">Their cry goes up, “How long?”</text:span><text:span text:style-name="T6"><text:line-break/></text:span><text:span text:style-name="T6">And soon the night of weeping</text:span><text:span text:style-name="T6"><text:line-break/></text:span><text:span text:style-name="T6">Shall be the morn of s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9" draw:layer="layout" svg:width="24.892cm" svg:height="7.011cm" svg:x="1.571cm" svg:y="0.461cm">
          <draw:text-box>
            <text:p text:style-name="P8"><text:span text:style-name="T5">4. </text:span><text:span text:style-name="T6">Through toil and tribulation</text:span><text:span text:style-name="T6"><text:line-break/></text:span><text:span text:style-name="T6">And tumult of her war</text:span><text:span text:style-name="T6"><text:line-break/></text:span><text:span text:style-name="T6">She waits the consummation</text:span><text:span text:style-name="T6"><text:line-break/></text:span><text:span text:style-name="T6">Of peace for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9" draw:layer="layout" svg:width="24.638cm" svg:height="7.011cm" svg:x="1.524cm" svg:y="0.609cm">
          <draw:text-box>
            <text:p text:style-name="P8"><text:span text:style-name="T6">Till with the vision glorious</text:span><text:span text:style-name="T6"><text:line-break/></text:span><text:span text:style-name="T6">Her longing eyes are blest,</text:span><text:span text:style-name="T6"><text:line-break/></text:span><text:span text:style-name="T6">And the great Church victorious</text:span><text:span text:style-name="T6"><text:line-break/></text:span><text:span text:style-name="T6">Shall be the Church at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9" draw:layer="layout" svg:width="24.638cm" svg:height="7.011cm" svg:x="1.688cm" svg:y="0.575cm">
          <draw:text-box>
            <text:p text:style-name="P8"><text:span text:style-name="T5">5. </text:span><text:span text:style-name="T6">Yet she on earth has union</text:span><text:span text:style-name="T6"><text:line-break/></text:span><text:span text:style-name="T6">With God, the Three in One,</text:span><text:span text:style-name="T6"><text:line-break/></text:span><text:span text:style-name="T6">And mystic sweet communion</text:span><text:span text:style-name="T6"><text:line-break/></text:span><text:span text:style-name="T6">With those whose rest is w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4" draw:text-style-name="P11" draw:layer="layout" svg:width="24.638cm" svg:height="12.191cm" svg:x="1.568cm" svg:y="0.508cm">
          <draw:text-box>
            <text:p text:style-name="P10"><text:span text:style-name="T6">O blessèd heav’nly chorus!</text:span><text:span text:style-name="T6"><text:line-break/></text:span><text:span text:style-name="T6">Lord, save us by Your grace</text:span><text:span text:style-name="T6"><text:line-break/></text:span><text:span text:style-name="T6">That we, like saints before us,</text:span><text:span text:style-name="T6"><text:line-break/></text:span><text:span text:style-name="T6">May see You face to face.</text:span></text:p>
            <text:p text:style-name="P10"><text:span text:style-name="T6"/></text:p>
            <text:p text:style-name="P12"><text:span text:style-name="T7"/></text:p>
            <text:p text:style-name="P12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2:28:57.942000000</meta:creation-date>
    <dc:title>Hymn template</dc:title>
    <meta:editing-duration>PT21M39S</meta:editing-duration>
    <meta:editing-cycles>16</meta:editing-cycles>
    <meta:generator>LibreOffice/6.1.5.2$Windows_X86_64 LibreOffice_project/90f8dcf33c87b3705e78202e3df5142b201bd805</meta:generator>
    <meta:initial-creator>Arthur Hoch</meta:initial-creator>
    <dc:date>2019-04-27T11:40:57.046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1-28T12:28:57.646000000"/>
  </office:meta>
</office:document-meta>
</file>